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6-26_10-01-15_000.jpg</text:p>
          </table:table-cell>
          <table:table-cell table:style-name="ce27" office:value-type="string">
            <text:p>:m 東和 PHOTO / 220701f / 四谷三丁目駅 / 四谷プロジェクト / １名（電気） / 三成電機（淺沼組） / 日誌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東和 PHOTO / 220701f / 四谷三丁目駅 / 四谷プロジェクト / １名（電気） / 三成電機（淺沼組） / 日誌">
            <text:p>:m 東和 PHOTO / 220701f / 四谷三丁目駅 / 四谷プロジェクト / １名（電気） / 三成電機（淺沼組） / 日誌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6-26_15-06-08_000.jpg</text:p>
          </table:table-cell>
          <table:table-cell table:style-name="ce27" office:value-type="string">
            <text:p>:m 食べた物　間食 / お菓子,other=アイスクリーム：裏の、東側の家。もらった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食べた物　間食 / お菓子,other=アイスクリーム：裏の、東側の家。もらった">
            <text:p>:m 食べた物　間食 / お菓子,other=アイスクリーム：裏の、東側の家。もらった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6-26_17-06-14_000.jpg</text:p>
          </table:table-cell>
          <table:table-cell table:style-name="ce27" office:value-type="string">
            <text:p>:m RES 1*1 / free# JVEMV6 68#_294:1 / 68. theoretical-physics(tp) / topics=連続体の力学（流体力学）,w=~,doc=r-7-A10~1.1#6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RES 1*1 / free# JVEMV6 68#_294:1 / 68. theoretical-physics(tp) / topics=連続体の力学（流体力学）,w=~,doc=r-7-A10~1.1#6,s=~,i=~,other=~">
            <text:p>:m RES 1*1 / free# JVEMV6 68#_294:1 / 68. theoretical-physics(tp) / topics=連続体の力学（流体力学）,w=~,doc=r-7-A10~1.1#6,s=~,i=~,other=~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6-26_19-04-49_000.mp4</text:p>
          </table:table-cell>
          <table:table-cell table:style-name="ce27" office:value-type="string">
            <text:p>:VIDEO / @自室 / 記録 / jap.flute / 演奏、play / R=1 / record,for=~,other=~,memo~ / follow~,file-id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VIDEO / @自室 / 記録 / jap.flute / 演奏、play / R=1 / record,for=~,other=~,memo~ / follow~,file-id=~">
            <text:p>:VIDEO / @自室 / 記録 / jap.flute / 演奏、play / R=1 / record,for=~,other=~,memo~ / follow~,file-id=~</text:p>
          </table:table-cell>
          <table:table-cell table:style-name="ce11" table:formula="of:=RIGHT([.B5];[.K5])" office:value-type="string" office:string-value="mp4">
            <text:p>mp4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6-26_20-42-3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6-27_00-32-14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6-27_06-48-36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PHOTO 起きた時刻 / 2022">
            <text:p>:m :PHOTO 起きた時刻 / 2022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6-27_07-22-0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6-27_11-39-20_000.jpg</text:p>
          </table:table-cell>
          <table:table-cell table:style-name="ce27" office:value-type="string">
            <text:p>:m RES 1*2 / free# JVEMV6 68#_295:1 / 68. theoretical-physics(tp) / topics=連続体の力学（流体力学）,w=~,doc=r-7-A10~1.2#1,s=~,i=~,other=memo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1*2 / free# JVEMV6 68#_295:1 / 68. theoretical-physics(tp) / topics=連続体の力学（流体力学）,w=~,doc=r-7-A10~1.2#1,s=~,i=~,other=memo+">
            <text:p>:m RES 1*2 / free# JVEMV6 68#_295:1 / 68. theoretical-physics(tp) / topics=連続体の力学（流体力学）,w=~,doc=r-7-A10~1.2#1,s=~,i=~,other=memo+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6-27_11-39-36_000.jpg</text:p>
          </table:table-cell>
          <table:table-cell table:style-name="ce36" office:value-type="string">
            <text:p>:m RES 2*2 / free# JVEMV6 68#_295:1 / 68. theoretical-physics(tp) / topics=連続体の力学（流体力学）,w=~,doc=r-7-A10~1.2#3-1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RES 2*2 / free# JVEMV6 68#_295:1 / 68. theoretical-physics(tp) / topics=連続体の力学（流体力学）,w=~,doc=r-7-A10~1.2#3-1,s=~,i=~,other=calc+">
            <text:p>:m RES 2*2 / free# JVEMV6 68#_295:1 / 68. theoretical-physics(tp) / topics=連続体の力学（流体力学）,w=~,doc=r-7-A10~1.2#3-1,s=~,i=~,other=calc+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6-27_12-53-30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6-27_16-46-01_000.jpg</text:p>
          </table:table-cell>
          <table:table-cell table:style-name="ce27" office:value-type="string">
            <text:p>:m RES 1-2*4 / free# JVEMV6 68#_295:2 / 68. theoretical-physics(tp) / topics=連続体の力学（流体力学）,w=~,doc=r-7-A10~1.2#3-1,s=~,i=~,other=calc+:調和関数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RES 1-2*4 / free# JVEMV6 68#_295:2 / 68. theoretical-physics(tp) / topics=連続体の力学（流体力学）,w=~,doc=r-7-A10~1.2#3-1,s=~,i=~,other=calc+:調和関数">
            <text:p>:m RES 1-2*4 / free# JVEMV6 68#_295:2 / 68. theoretical-physics(tp) / topics=連続体の力学（流体力学）,w=~,doc=r-7-A10~1.2#3-1,s=~,i=~,other=calc+:調和関数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6-27_16-46-27_000.jpg</text:p>
          </table:table-cell>
          <table:table-cell table:style-name="ce29" office:value-type="string">
            <text:p>:m RES 3*4 / free# JVEMV6 68#_295:2 / 68. theoretical-physics(tp) / topics=連続体の力学（流体力学）,w=~,doc=r-7-A10~1.2#3-1,s=~,i=~,other=calc+:調和関数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RES 3*4 / free# JVEMV6 68#_295:2 / 68. theoretical-physics(tp) / topics=連続体の力学（流体力学）,w=~,doc=r-7-A10~1.2#3-1,s=~,i=~,other=calc+:調和関数">
            <text:p>:m RES 3*4 / free# JVEMV6 68#_295:2 / 68. theoretical-physics(tp) / topics=連続体の力学（流体力学）,w=~,doc=r-7-A10~1.2#3-1,s=~,i=~,other=calc+:調和関数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6-27_16-46-47_000.jpg</text:p>
          </table:table-cell>
          <table:table-cell table:style-name="ce27" office:value-type="string">
            <text:p>:m RES 4*4 / free# JVEMV6 68#_295:2 / 68. theoretical-physics(tp) / topics=連続体の力学（流体力学）,w=~,doc=r-7-A10~1.2#3-1,s=~,i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RES 4*4 / free# JVEMV6 68#_295:2 / 68. theoretical-physics(tp) / topics=連続体の力学（流体力学）,w=~,doc=r-7-A10~1.2#3-1,s=~,i=~,other=~">
            <text:p>:m RES 4*4 / free# JVEMV6 68#_295:2 / 68. theoretical-physics(tp) / topics=連続体の力学（流体力学）,w=~,doc=r-7-A10~1.2#3-1,s=~,i=~,other=~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6-27_18-11-31_000.mp4</text:p>
          </table:table-cell>
          <table:table-cell table:style-name="ce27" office:value-type="string">
            <text:p>:VIDEO / @自室 / 記録 / jap.flute / 演奏、play / R=1 / record,for=~,other=~,memo~ / follow~,file-id=2022-06-27_18-11-31_000.mp4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VIDEO / @自室 / 記録 / jap.flute / 演奏、play / R=1 / record,for=~,other=~,memo~ / follow~,file-id=2022-06-27_18-11-31_000.mp4">
            <text:p>:VIDEO / @自室 / 記録 / jap.flute / 演奏、play / R=1 / record,for=~,other=~,memo~ / follow~,file-id=2022-06-27_18-11-31_000.mp4</text:p>
          </table:table-cell>
          <table:table-cell table:style-name="ce11" table:formula="of:=RIGHT([.B16];[.K16])" office:value-type="string" office:string-value="mp4">
            <text:p>mp4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6-27_18-12-51_000.mp4</text:p>
          </table:table-cell>
          <table:table-cell table:style-name="ce27" office:value-type="string">
            <text:p>:VIDEO / @自室 / 記録 / jap.flute / 演奏、play / R=2 / record,for=~,other=~,memo~ / follow~,file-id=2022-06-27_18-11-31_000.mp4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VIDEO / @自室 / 記録 / jap.flute / 演奏、play / R=2 / record,for=~,other=~,memo~ / follow~,file-id=2022-06-27_18-11-31_000.mp4">
            <text:p>:VIDEO / @自室 / 記録 / jap.flute / 演奏、play / R=2 / record,for=~,other=~,memo~ / follow~,file-id=2022-06-27_18-11-31_000.mp4</text:p>
          </table:table-cell>
          <table:table-cell table:style-name="ce11" table:formula="of:=RIGHT([.B17];[.K17])" office:value-type="string" office:string-value="mp4">
            <text:p>mp4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6-27_18-31-51_000.mp4</text:p>
          </table:table-cell>
          <table:table-cell table:style-name="ce27" office:value-type="string">
            <text:p>:VIDEO / @自室 / 記録 / jap.flute / 演奏、play / R=1 / record,for=mouth-shape:dai-kan,other=~,memo~,file-id=~ / follow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VIDEO / @自室 / 記録 / jap.flute / 演奏、play / R=1 / record,for=mouth-shape:dai-kan,other=~,memo~,file-id=~ / follow~">
            <text:p>:VIDEO / @自室 / 記録 / jap.flute / 演奏、play / R=1 / record,for=mouth-shape:dai-kan,other=~,memo~,file-id=~ / follow~</text:p>
          </table:table-cell>
          <table:table-cell table:style-name="ce11" table:formula="of:=RIGHT([.B18];[.K18])" office:value-type="string" office:string-value="mp4">
            <text:p>mp4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6-27_19-01-22_000.mp4</text:p>
          </table:table-cell>
          <table:table-cell table:style-name="ce36" office:value-type="string">
            <text:p>:VIDEO / @自室 / 記録 / jap.flute / 演奏、play / R=1 / record,for=~,other=~,memo~,fil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VIDEO / @自室 / 記録 / jap.flute / 演奏、play / R=1 / record,for=~,other=~,memo~,file-id=~ / follow~">
            <text:p>:VIDEO / @自室 / 記録 / jap.flute / 演奏、play / R=1 / record,for=~,other=~,memo~,file-id=~ / follow~</text:p>
          </table:table-cell>
          <table:table-cell table:style-name="ce11" table:formula="of:=RIGHT([.B19];[.K19])" office:value-type="string" office:string-value="mp4">
            <text:p>mp4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6-27_20-51-2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食べた物 ">
            <text:p>:m 食べた物 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6-28_07-06-44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-*">
            <text:p>-*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6-28_07-06-49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:PHOTO 起きた時刻 / 2022">
            <text:p>:m :PHOTO 起きた時刻 / 2022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6-28_07-35-18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6-28_12-18-31_000.jpg</text:p>
          </table:table-cell>
          <table:table-cell table:style-name="ce27" office:value-type="string">
            <text:p>:m RES 1*2 / free# JVEMV6 68#_296:1 / 68. theoretical-physics(tp) / topics=連続体の力学（流体力学）,w=~,doc=r-7-A10~1.2#7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RES 1*2 / free# JVEMV6 68#_296:1 / 68. theoretical-physics(tp) / topics=連続体の力学（流体力学）,w=~,doc=r-7-A10~1.2#7,s=~,i=~,other=calc+">
            <text:p>:m RES 1*2 / free# JVEMV6 68#_296:1 / 68. theoretical-physics(tp) / topics=連続体の力学（流体力学）,w=~,doc=r-7-A10~1.2#7,s=~,i=~,other=calc+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6-28_12-18-45_000.jpg</text:p>
          </table:table-cell>
          <table:table-cell table:style-name="ce27" office:value-type="string">
            <text:p>:m RES 2*2 / free# JVEMV6 68#_296:1 / 68. theoretical-physics(tp) / topics=連続体の力学（流体力学）,w=~,doc=r-7-A10~1.2#7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RES 2*2 / free# JVEMV6 68#_296:1 / 68. theoretical-physics(tp) / topics=連続体の力学（流体力学）,w=~,doc=r-7-A10~1.2#7,s=~,i=~,other=~">
            <text:p>:m RES 2*2 / free# JVEMV6 68#_296:1 / 68. theoretical-physics(tp) / topics=連続体の力学（流体力学）,w=~,doc=r-7-A10~1.2#7,s=~,i=~,other=~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6-28_13-04-1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食べた物 ">
            <text:p>:m 食べた物 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6-28_15-42-57_000.jpg</text:p>
          </table:table-cell>
          <table:table-cell table:style-name="ce27" office:value-type="string">
            <text:p>:m RES 1*1 / free# JVEMV6 68#_296:2 / 68. theoretical-physics(tp) / topics=連続体の力学（流体力学）,w=~,doc=r-7-A10~1.2#10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RES 1*1 / free# JVEMV6 68#_296:2 / 68. theoretical-physics(tp) / topics=連続体の力学（流体力学）,w=~,doc=r-7-A10~1.2#10,s=~,i=~,other=memo+">
            <text:p>:m RES 1*1 / free# JVEMV6 68#_296:2 / 68. theoretical-physics(tp) / topics=連続体の力学（流体力学）,w=~,doc=r-7-A10~1.2#10,s=~,i=~,other=memo+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6-28_16-08-44_000.jpg</text:p>
          </table:table-cell>
          <table:table-cell table:style-name="ce27" office:value-type="string">
            <text:p>:m 食べた物　間食 / お菓子,other=アイスクリーム：裏の、東側の家。もらっ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食べた物　間食 / お菓子,other=アイスクリーム：裏の、東側の家。もらった">
            <text:p>:m 食べた物　間食 / お菓子,other=アイスクリーム：裏の、東側の家。もらった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6-28_16-09-21_000.jpg</text:p>
          </table:table-cell>
          <table:table-cell table:style-name="ce27" office:value-type="string">
            <text:p>:m 食べた物　間食 / お菓子,other=アイスクリーム：裏の、東側の家。もらっ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食べた物　間食 / お菓子,other=アイスクリーム：裏の、東側の家。もらった">
            <text:p>:m 食べた物　間食 / お菓子,other=アイスクリーム：裏の、東側の家。もらった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6-28_16-50-13_000.jpg</text:p>
          </table:table-cell>
          <table:table-cell table:style-name="ce36" office:value-type="string">
            <text:p>:bookmemo / 読んだ本 / 『倫理学の時間』 / 著者=鷲田小禰太 / 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bookmemo / 読んだ本 / 『倫理学の時間』 / 著者=鷲田小禰太 / 途中">
            <text:p>:bookmemo / 読んだ本 / 『倫理学の時間』 / 著者=鷲田小禰太 / 途中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9" office:value-type="string">
            <text:p>2022-06-28_16-50-25_000.jpg</text:p>
          </table:table-cell>
          <table:table-cell table:style-name="ce36" office:value-type="string">
            <text:p>:bookmemo / 読んだ本 / 『倫理学の時間』 / 著者=鷲田小禰太 / 途中 ここまで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bookmemo / 読んだ本 / 『倫理学の時間』 / 著者=鷲田小禰太 / 途中 ここまで">
            <text:p>:bookmemo / 読んだ本 / 『倫理学の時間』 / 著者=鷲田小禰太 / 途中 ここまで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9" office:value-type="string">
            <text:p>2022-06-28_20-52-3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食べた物 ">
            <text:p>:m 食べた物 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9" office:value-type="string">
            <text:p>2022-06-29_00-45-16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m :PHOTO 寝た時刻 / 2022">
            <text:p>:m :PHOTO 寝た時刻 / 2022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3">
            <text:p>33</text:p>
          </table:table-cell>
          <table:table-cell table:style-name="ce9" office:value-type="string">
            <text:p>2022-06-29_06-57-08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m :PHOTO 起きた時刻 / 2022">
            <text:p>:m :PHOTO 起きた時刻 / 2022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9" office:value-type="string">
            <text:p>2022-06-29_07-41-05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5">
            <text:p>35</text:p>
          </table:table-cell>
          <table:table-cell table:style-name="ce9" office:value-type="string">
            <text:p>2022-06-29_11-23-17_000.jpg</text:p>
          </table:table-cell>
          <table:table-cell table:style-name="ce36" office:value-type="string">
            <text:p>:m RES 1*2 / free# JVEMV6 68#_297:1 / 68. theoretical-physics(tp) / topics=電磁気学,w=~,doc=r-7-A11~1.1.1#1,s=~,i=~,other=memo+;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m RES 1*2 / free# JVEMV6 68#_297:1 / 68. theoretical-physics(tp) / topics=電磁気学,w=~,doc=r-7-A11~1.1.1#1,s=~,i=~,other=memo+;calc+">
            <text:p>:m RES 1*2 / free# JVEMV6 68#_297:1 / 68. theoretical-physics(tp) / topics=電磁気学,w=~,doc=r-7-A11~1.1.1#1,s=~,i=~,other=memo+;calc+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9" office:value-type="string">
            <text:p>2022-06-29_11-23-32_000.jpg</text:p>
          </table:table-cell>
          <table:table-cell table:style-name="ce36" office:value-type="string">
            <text:p>:m RES 2*2 / free# JVEMV6 68#_297:1 / 68. theoretical-physics(tp) / topics=電磁気学,w=~,doc=r-7-A11~1.1.1#1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m RES 2*2 / free# JVEMV6 68#_297:1 / 68. theoretical-physics(tp) / topics=電磁気学,w=~,doc=r-7-A11~1.1.1#1,s=~,i=~,other=~">
            <text:p>:m RES 2*2 / free# JVEMV6 68#_297:1 / 68. theoretical-physics(tp) / topics=電磁気学,w=~,doc=r-7-A11~1.1.1#1,s=~,i=~,other=~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7">
            <text:p>37</text:p>
          </table:table-cell>
          <table:table-cell table:style-name="ce9" office:value-type="string">
            <text:p>2022-06-29_12-00-3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m 食べた物 ">
            <text:p>:m 食べた物 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9" office:value-type="string">
            <text:p>2022-06-29_15-39-00_000.jpg</text:p>
          </table:table-cell>
          <table:table-cell table:style-name="ce27" office:value-type="string">
            <text:p>:m RES 1*2 / free# JVEMV6 68#_297:2 / 68. theoretical-physics(tp) / topics=電磁気学,w=~,doc=r-7-A11~1.1.1#2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m RES 1*2 / free# JVEMV6 68#_297:2 / 68. theoretical-physics(tp) / topics=電磁気学,w=~,doc=r-7-A11~1.1.1#2,s=~,i=~,other=memo+;calc+">
            <text:p>:m RES 1*2 / free# JVEMV6 68#_297:2 / 68. theoretical-physics(tp) / topics=電磁気学,w=~,doc=r-7-A11~1.1.1#2,s=~,i=~,other=memo+;calc+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9" office:value-type="string">
            <text:p>2022-06-29_15-39-18_000.jpg</text:p>
          </table:table-cell>
          <table:table-cell table:style-name="ce27" office:value-type="string">
            <text:p>:m RES 2*2 / free# JVEMV6 68#_297:2 / 68. theoretical-physics(tp) / topics=電磁気学,w=~,doc=r-7-A11~1.1.1#2.3.1,s=~,i=~,other=calc+</text:p>
          </table:table-cell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m RES 2*2 / free# JVEMV6 68#_297:2 / 68. theoretical-physics(tp) / topics=電磁気学,w=~,doc=r-7-A11~1.1.1#2.3.1,s=~,i=~,other=calc+">
            <text:p>:m RES 2*2 / free# JVEMV6 68#_297:2 / 68. theoretical-physics(tp) / topics=電磁気学,w=~,doc=r-7-A11~1.1.1#2.3.1,s=~,i=~,other=calc+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9" office:value-type="string">
            <text:p>2022-06-29_17-14-10_000.jpg</text:p>
          </table:table-cell>
          <table:table-cell table:style-name="ce36" office:value-type="string">
            <text:p>:m RES 1*1 / free# JVEMV6 68#_297:3 / 68. theoretical-physics(tp) / topics=電磁気学,w=~,doc=r-7-A10~4.1.1#1-2,s=~,i=~,other=calc+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RES 1*1 / free# JVEMV6 68#_297:3 / 68. theoretical-physics(tp) / topics=電磁気学,w=~,doc=r-7-A10~4.1.1#1-2,s=~,i=~,other=calc+">
            <text:p>:m RES 1*1 / free# JVEMV6 68#_297:3 / 68. theoretical-physics(tp) / topics=電磁気学,w=~,doc=r-7-A10~4.1.1#1-2,s=~,i=~,other=calc+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9" office:value-type="string">
            <text:p>2022-06-29_19-12-03_000.jpg</text:p>
          </table:table-cell>
          <table:table-cell table:style-name="ce36" office:value-type="string">
            <text:p>:m :篠笛,shinobue #*# / session-memo / p.1: genre=melody,key=h-2`(C) p.2:genre=prac,key=~,other=h:4-6;4-7 \\\ p.3:genre=melody,key=~,other=~ \\\ p.4:genre=melody,key=h-4``(B),notes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:篠笛,shinobue #*# / session-memo / p.1: genre=melody,key=h-2`(C) p.2:genre=prac,key=~,other=h:4-6;4-7 \\\ p.3:genre=melody,key=~,other=~ \\\ p.4:genre=melody,key=h-4``(B),notes=~,other=~">
            <text:p>:m :篠笛,shinobue #*# / session-memo / p.1: genre=melody,key=h-2`(C) p.2:genre=prac,key=~,other=h:4-6;4-7 \\\ p.3:genre=melody,key=~,other=~ \\\ p.4:genre=melody,key=h-4``(B),notes=~,other=~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2">
            <text:p>42</text:p>
          </table:table-cell>
          <table:table-cell table:style-name="ce9" office:value-type="string">
            <text:p>2022-06-29_19-12-19_000.jpg</text:p>
          </table:table-cell>
          <table:table-cell table:style-name="ce36" office:value-type="string">
            <text:p>:m :篠笛,shinobue #*# / session-memo / p.5:genre=melody,key=~,notes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:篠笛,shinobue #*# / session-memo / p.5:genre=melody,key=~,notes=~,other=~">
            <text:p>:m :篠笛,shinobue #*# / session-memo / p.5:genre=melody,key=~,notes=~,other=~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3">
            <text:p>43</text:p>
          </table:table-cell>
          <table:table-cell table:style-name="ce9" office:value-type="string">
            <text:p>2022-06-29_21-04-0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食べた物 ">
            <text:p>:m 食べた物 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4">
            <text:p>44</text:p>
          </table:table-cell>
          <table:table-cell table:style-name="ce9" office:value-type="string">
            <text:p>2022-06-30_00-56-2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:PHOTO 寝た時刻 / 2022">
            <text:p>:m :PHOTO 寝た時刻 / 2022</text:p>
          </table:table-cell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5">
            <text:p>45</text:p>
          </table:table-cell>
          <table:table-cell table:style-name="ce9" office:value-type="string">
            <text:p>2022-06-30_07-20-07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:PHOTO 起きた時刻 / 2022">
            <text:p>:m :PHOTO 起きた時刻 / 2022</text:p>
          </table:table-cell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9" office:value-type="string">
            <text:p>2022-06-30_07-41-49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9" office:value-type="string">
            <text:p>2022-06-30_08-10-00_000.jpg</text:p>
          </table:table-cell>
          <table:table-cell table:style-name="ce36" office:value-type="string">
            <text:p>:PHOTO 記録 / @自室 / 充電 / for=充電器：空調服用 / occasion=開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PHOTO 記録 / @自室 / 充電 / for=充電器：空調服用 / occasion=開始">
            <text:p>:PHOTO 記録 / @自室 / 充電 / for=充電器：空調服用 / occasion=開始</text:p>
          </table:table-cell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9" office:value-type="string">
            <text:p>2022-06-30_10-16-02_000.jpg</text:p>
          </table:table-cell>
          <table:table-cell table:style-name="ce36" office:value-type="string">
            <text:p>:PHOTO 記録 / @自室 / 充電 / for=充電器：空調服用 / occasion=充電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PHOTO 記録 / @自室 / 充電 / for=充電器：空調服用 / occasion=充電途中">
            <text:p>:PHOTO 記録 / @自室 / 充電 / for=充電器：空調服用 / occasion=充電途中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9" office:value-type="string">
            <text:p>2022-06-30_11-36-51_000.jpg</text:p>
          </table:table-cell>
          <table:table-cell table:style-name="ce36" office:value-type="string">
            <text:p>:PHOTO 記録 / @自室 / 充電 / for=充電器：空調服用 / occasion=充電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PHOTO 記録 / @自室 / 充電 / for=充電器：空調服用 / occasion=充電途中">
            <text:p>:PHOTO 記録 / @自室 / 充電 / for=充電器：空調服用 / occasion=充電途中</text:p>
          </table:table-cell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9" office:value-type="string">
            <text:p>2022-06-30_11-42-28_000.jpg</text:p>
          </table:table-cell>
          <table:table-cell table:style-name="ce36" office:value-type="string">
            <text:p>:m RES 1*1 / free# JVEMV6 68#_298:1 / 68. theoretical-physics(tp) / topics=熱力学,w=~,doc=r-7-A12~1.1.1#1,s=~,i=~,other=memo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m RES 1*1 / free# JVEMV6 68#_298:1 / 68. theoretical-physics(tp) / topics=熱力学,w=~,doc=r-7-A12~1.1.1#1,s=~,i=~,other=memo+">
            <text:p>:m RES 1*1 / free# JVEMV6 68#_298:1 / 68. theoretical-physics(tp) / topics=熱力学,w=~,doc=r-7-A12~1.1.1#1,s=~,i=~,other=memo+</text:p>
          </table:table-cell>
          <table:table-cell table:style-name="ce11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9" office:value-type="string">
            <text:p>2022-06-30_12-55-19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m 食べた物 ">
            <text:p>:m 食べた物 </text:p>
          </table:table-cell>
          <table:table-cell table:style-name="ce11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9" office:value-type="string">
            <text:p>2022-06-30_15-07-34_000.jpg</text:p>
          </table:table-cell>
          <table:table-cell table:style-name="ce15" office:value-type="string">
            <text:p>:m Other / 記録 / @自室 / object=布団用、シーツ、掛けるもの,occasion=洗濯した,other=</text:p>
          </table:table-cell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m Other / 記録 / @自室 / object=布団用、シーツ、掛けるもの,occasion=洗濯した,other=">
            <text:p>:m Other / 記録 / @自室 / object=布団用、シーツ、掛けるもの,occasion=洗濯した,other=</text:p>
          </table:table-cell>
          <table:table-cell table:style-name="ce11" table:formula="of:=RIGHT([.B53];[.K53])" office:value-type="string" office:string-value="jpg">
            <text:p>jpg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9" office:value-type="string">
            <text:p>2022-06-30_15-52-47_000.jpg</text:p>
          </table:table-cell>
          <table:table-cell table:style-name="ce27" office:value-type="string">
            <text:p>:m 東和 PHOTO / 220701f / 四谷三丁目駅 / 四谷プロジェクト / １名（電気） / 三成電機（淺沼組） / 指示書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m 東和 PHOTO / 220701f / 四谷三丁目駅 / 四谷プロジェクト / １名（電気） / 三成電機（淺沼組） / 指示書">
            <text:p>:m 東和 PHOTO / 220701f / 四谷三丁目駅 / 四谷プロジェクト / １名（電気） / 三成電機（淺沼組） / 指示書</text:p>
          </table:table-cell>
          <table:table-cell table:style-name="ce11" table:formula="of:=RIGHT([.B54];[.K54])" office:value-type="string" office:string-value="jpg">
            <text:p>jpg</text:p>
          </table:table-cell>
          <table:table-cell table:style-name="ce53" table:formula="of:=FIND(&quot;.&quot;;[.B54];1)" office:value-type="float" office:value="24">
            <text:p>24</text:p>
          </table:table-cell>
          <table:table-cell table:formula="of:=LEN([.B54])" office:value-type="float" office:value="27">
            <text:p>27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9" office:value-type="string">
            <text:p>2022-06-30_15-52-51_000.jpg</text:p>
          </table:table-cell>
          <table:table-cell table:style-name="ce27" office:value-type="string">
            <text:p>:m 東和 PHOTO / 220701f / 四谷三丁目駅 / 四谷プロジェクト / １名（電気） / 三成電機（淺沼組） / 指示書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m 東和 PHOTO / 220701f / 四谷三丁目駅 / 四谷プロジェクト / １名（電気） / 三成電機（淺沼組） / 指示書">
            <text:p>:m 東和 PHOTO / 220701f / 四谷三丁目駅 / 四谷プロジェクト / １名（電気） / 三成電機（淺沼組） / 指示書</text:p>
          </table:table-cell>
          <table:table-cell table:style-name="ce11" table:formula="of:=RIGHT([.B55];[.K55])" office:value-type="string" office:string-value="jpg">
            <text:p>jpg</text:p>
          </table:table-cell>
          <table:table-cell table:style-name="ce53" table:formula="of:=FIND(&quot;.&quot;;[.B55];1)" office:value-type="float" office:value="24">
            <text:p>24</text:p>
          </table:table-cell>
          <table:table-cell table:formula="of:=LEN([.B55])" office:value-type="float" office:value="27">
            <text:p>27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9" office:value-type="string">
            <text:p>2022-06-30_15-52-54_000.jpg</text:p>
          </table:table-cell>
          <table:table-cell table:style-name="ce27" office:value-type="string">
            <text:p>:m 東和 PHOTO / 220701f / 四谷三丁目駅 / 四谷プロジェクト / １名（電気） / 三成電機（淺沼組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m 東和 PHOTO / 220701f / 四谷三丁目駅 / 四谷プロジェクト / １名（電気） / 三成電機（淺沼組） / 指示書">
            <text:p>:m 東和 PHOTO / 220701f / 四谷三丁目駅 / 四谷プロジェクト / １名（電気） / 三成電機（淺沼組） / 指示書</text:p>
          </table:table-cell>
          <table:table-cell table:style-name="ce11" table:formula="of:=RIGHT([.B56];[.K56])" office:value-type="string" office:string-value="jpg">
            <text:p>jpg</text:p>
          </table:table-cell>
          <table:table-cell table:style-name="ce53" table:formula="of:=FIND(&quot;.&quot;;[.B56];1)" office:value-type="float" office:value="24">
            <text:p>24</text:p>
          </table:table-cell>
          <table:table-cell table:formula="of:=LEN([.B56])" office:value-type="float" office:value="27">
            <text:p>27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9" office:value-type="string">
            <text:p>2022-06-30_15-53-00_000.jpg</text:p>
          </table:table-cell>
          <table:table-cell table:style-name="ce27" office:value-type="string">
            <text:p>:m 東和 PHOTO / 220701f / 四谷三丁目駅 / 四谷プロジェクト / １名（電気） / 三成電機（淺沼組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m 東和 PHOTO / 220701f / 四谷三丁目駅 / 四谷プロジェクト / １名（電気） / 三成電機（淺沼組） / 指示書">
            <text:p>:m 東和 PHOTO / 220701f / 四谷三丁目駅 / 四谷プロジェクト / １名（電気） / 三成電機（淺沼組） / 指示書</text:p>
          </table:table-cell>
          <table:table-cell table:style-name="ce11" table:formula="of:=RIGHT([.B57];[.K57])" office:value-type="string" office:string-value="jpg">
            <text:p>jpg</text:p>
          </table:table-cell>
          <table:table-cell table:style-name="ce53" table:formula="of:=FIND(&quot;.&quot;;[.B57];1)" office:value-type="float" office:value="24">
            <text:p>24</text:p>
          </table:table-cell>
          <table:table-cell table:formula="of:=LEN([.B57])" office:value-type="float" office:value="27">
            <text:p>27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9" office:value-type="string">
            <text:p>2022-06-30_15-53-10_000.jpg</text:p>
          </table:table-cell>
          <table:table-cell table:style-name="ce27" office:value-type="string">
            <text:p>:m 東和 PHOTO / 220701f / 四谷三丁目駅 / 四谷プロジェクト / １名（電気） / 三成電機（淺沼組） / 指示書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string" office:string-value=":m 東和 PHOTO / 220701f / 四谷三丁目駅 / 四谷プロジェクト / １名（電気） / 三成電機（淺沼組） / 指示書：地図">
            <text:p>:m 東和 PHOTO / 220701f / 四谷三丁目駅 / 四谷プロジェクト / １名（電気） / 三成電機（淺沼組） / 指示書：地図</text:p>
          </table:table-cell>
          <table:table-cell table:style-name="ce11" table:formula="of:=RIGHT([.B58];[.K58])" office:value-type="string" office:string-value="jpg">
            <text:p>jpg</text:p>
          </table:table-cell>
          <table:table-cell table:style-name="ce53" table:formula="of:=FIND(&quot;.&quot;;[.B58];1)" office:value-type="float" office:value="24">
            <text:p>24</text:p>
          </table:table-cell>
          <table:table-cell table:formula="of:=LEN([.B58])" office:value-type="float" office:value="27">
            <text:p>27</text:p>
          </table:table-cell>
          <table:table-cell table:formula="of:=[.J58]-[.I5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9" office:value-type="string">
            <text:p>2022-06-30_15-54-54_000.jpg</text:p>
          </table:table-cell>
          <table:table-cell table:style-name="ce27" office:value-type="string">
            <text:p>:m 東和 PHOTO / 220701f / 四谷三丁目駅 / 四谷プロジェクト / １名（電気） / 三成電機（淺沼組） / 資料：交通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string" office:string-value=":m 東和 PHOTO / 220701f / 四谷三丁目駅 / 四谷プロジェクト / １名（電気） / 三成電機（淺沼組） / 資料：交通">
            <text:p>:m 東和 PHOTO / 220701f / 四谷三丁目駅 / 四谷プロジェクト / １名（電気） / 三成電機（淺沼組） / 資料：交通</text:p>
          </table:table-cell>
          <table:table-cell table:style-name="ce11" table:formula="of:=RIGHT([.B59];[.K59])" office:value-type="string" office:string-value="jpg">
            <text:p>jpg</text:p>
          </table:table-cell>
          <table:table-cell table:style-name="ce53" table:formula="of:=FIND(&quot;.&quot;;[.B59];1)" office:value-type="float" office:value="24">
            <text:p>24</text:p>
          </table:table-cell>
          <table:table-cell table:formula="of:=LEN([.B59])" office:value-type="float" office:value="27">
            <text:p>27</text:p>
          </table:table-cell>
          <table:table-cell table:formula="of:=[.J59]-[.I5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9" office:value-type="string">
            <text:p>2022-06-30_15-55-06_000.jpg</text:p>
          </table:table-cell>
          <table:table-cell table:style-name="ce27" office:value-type="string">
            <text:p>:m 東和 PHOTO / 220701f / 四谷三丁目駅 / 四谷プロジェクト / １名（電気） / 三成電機（淺沼組） / 資料：天気</text:p>
          </table:table-cell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string" office:string-value=":m 東和 PHOTO / 220701f / 四谷三丁目駅 / 四谷プロジェクト / １名（電気） / 三成電機（淺沼組） / 資料：天気">
            <text:p>:m 東和 PHOTO / 220701f / 四谷三丁目駅 / 四谷プロジェクト / １名（電気） / 三成電機（淺沼組） / 資料：天気</text:p>
          </table:table-cell>
          <table:table-cell table:style-name="ce11" table:formula="of:=RIGHT([.B60];[.K60])" office:value-type="string" office:string-value="jpg">
            <text:p>jpg</text:p>
          </table:table-cell>
          <table:table-cell table:style-name="ce53" table:formula="of:=FIND(&quot;.&quot;;[.B60];1)" office:value-type="float" office:value="24">
            <text:p>24</text:p>
          </table:table-cell>
          <table:table-cell table:formula="of:=LEN([.B60])" office:value-type="float" office:value="27">
            <text:p>27</text:p>
          </table:table-cell>
          <table:table-cell table:formula="of:=[.J60]-[.I6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9" office:value-type="string">
            <text:p>2022-06-30_15-55-09_000.jpg</text:p>
          </table:table-cell>
          <table:table-cell table:style-name="ce27" office:value-type="string">
            <text:p>:m 東和 PHOTO / 220701f / 四谷三丁目駅 / 四谷プロジェクト / １名（電気） / 三成電機（淺沼組） / 資料：天気：週間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string" office:string-value=":m 東和 PHOTO / 220701f / 四谷三丁目駅 / 四谷プロジェクト / １名（電気） / 三成電機（淺沼組） / 資料：天気：週間">
            <text:p>:m 東和 PHOTO / 220701f / 四谷三丁目駅 / 四谷プロジェクト / １名（電気） / 三成電機（淺沼組） / 資料：天気：週間</text:p>
          </table:table-cell>
          <table:table-cell table:style-name="ce11" table:formula="of:=RIGHT([.B61];[.K61])" office:value-type="string" office:string-value="jpg">
            <text:p>jpg</text:p>
          </table:table-cell>
          <table:table-cell table:style-name="ce53" table:formula="of:=FIND(&quot;.&quot;;[.B61];1)" office:value-type="float" office:value="24">
            <text:p>24</text:p>
          </table:table-cell>
          <table:table-cell table:formula="of:=LEN([.B61])" office:value-type="float" office:value="27">
            <text:p>27</text:p>
          </table:table-cell>
          <table:table-cell table:formula="of:=[.J61]-[.I6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1">
            <text:p>61</text:p>
          </table:table-cell>
          <table:table-cell table:style-name="ce9" office:value-type="string">
            <text:p>2022-06-30_16-12-59_000.jpg</text:p>
          </table:table-cell>
          <table:table-cell table:style-name="ce27" office:value-type="string">
            <text:p>:m 東和 PHOTO / 220701f / 四谷三丁目駅 / 四谷プロジェクト / １名（電気） / 三成電機（淺沼組） / 資料：地図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string" office:string-value=":m 東和 PHOTO / 220701f / 四谷三丁目駅 / 四谷プロジェクト / １名（電気） / 三成電機（淺沼組） / 資料：地図">
            <text:p>:m 東和 PHOTO / 220701f / 四谷三丁目駅 / 四谷プロジェクト / １名（電気） / 三成電機（淺沼組） / 資料：地図</text:p>
          </table:table-cell>
          <table:table-cell table:style-name="ce11" table:formula="of:=RIGHT([.B62];[.K62])" office:value-type="string" office:string-value="jpg">
            <text:p>jpg</text:p>
          </table:table-cell>
          <table:table-cell table:style-name="ce53" table:formula="of:=FIND(&quot;.&quot;;[.B62];1)" office:value-type="float" office:value="24">
            <text:p>24</text:p>
          </table:table-cell>
          <table:table-cell table:formula="of:=LEN([.B62])" office:value-type="float" office:value="27">
            <text:p>27</text:p>
          </table:table-cell>
          <table:table-cell table:formula="of:=[.J62]-[.I6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2">
            <text:p>62</text:p>
          </table:table-cell>
          <table:table-cell table:style-name="ce9" office:value-type="string">
            <text:p>2022-06-30_16-13-04_000.jpg</text:p>
          </table:table-cell>
          <table:table-cell table:style-name="ce27" office:value-type="string">
            <text:p>:m 東和 PHOTO / 220701f / 四谷三丁目駅 / 四谷プロジェクト / １名（電気） / 三成電機（淺沼組） / 資料：地図：路上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string" office:string-value=":m 東和 PHOTO / 220701f / 四谷三丁目駅 / 四谷プロジェクト / １名（電気） / 三成電機（淺沼組） / 資料：地図：路上">
            <text:p>:m 東和 PHOTO / 220701f / 四谷三丁目駅 / 四谷プロジェクト / １名（電気） / 三成電機（淺沼組） / 資料：地図：路上</text:p>
          </table:table-cell>
          <table:table-cell table:style-name="ce11" table:formula="of:=RIGHT([.B63];[.K63])" office:value-type="string" office:string-value="jpg">
            <text:p>jpg</text:p>
          </table:table-cell>
          <table:table-cell table:style-name="ce53" table:formula="of:=FIND(&quot;.&quot;;[.B63];1)" office:value-type="float" office:value="24">
            <text:p>24</text:p>
          </table:table-cell>
          <table:table-cell table:formula="of:=LEN([.B63])" office:value-type="float" office:value="27">
            <text:p>27</text:p>
          </table:table-cell>
          <table:table-cell table:formula="of:=[.J63]-[.I6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3">
            <text:p>63</text:p>
          </table:table-cell>
          <table:table-cell table:style-name="ce9" office:value-type="string">
            <text:p>2022-06-30_16-50-24_000.jpg</text:p>
          </table:table-cell>
          <table:table-cell table:style-name="ce36" office:value-type="string">
            <text:p>:m RES 1*2 / free# JVEMV6 68#_299:1 / 68. theoretical-physics(tp) / topics=熱力学,w=~,doc=r-7-A12~1.1.1#3,s=~,i=~,other=memo+;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string" office:string-value=":m RES 1*2 / free# JVEMV6 68#_299:1 / 68. theoretical-physics(tp) / topics=熱力学,w=~,doc=r-7-A12~1.1.1#3,s=~,i=~,other=memo+;calc+">
            <text:p>:m RES 1*2 / free# JVEMV6 68#_299:1 / 68. theoretical-physics(tp) / topics=熱力学,w=~,doc=r-7-A12~1.1.1#3,s=~,i=~,other=memo+;calc+</text:p>
          </table:table-cell>
          <table:table-cell table:style-name="ce11" table:formula="of:=RIGHT([.B64];[.K64])" office:value-type="string" office:string-value="jpg">
            <text:p>jpg</text:p>
          </table:table-cell>
          <table:table-cell table:style-name="ce53" table:formula="of:=FIND(&quot;.&quot;;[.B64];1)" office:value-type="float" office:value="24">
            <text:p>24</text:p>
          </table:table-cell>
          <table:table-cell table:formula="of:=LEN([.B64])" office:value-type="float" office:value="27">
            <text:p>27</text:p>
          </table:table-cell>
          <table:table-cell table:formula="of:=[.J64]-[.I6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4">
            <text:p>64</text:p>
          </table:table-cell>
          <table:table-cell table:style-name="ce9" office:value-type="string">
            <text:p>2022-06-30_16-50-39_000.jpg</text:p>
          </table:table-cell>
          <table:table-cell table:style-name="ce36" office:value-type="string">
            <text:p>:m RES 2*2 / free# JVEMV6 68#_299:1 / 68. theoretical-physics(tp) / topics=熱力学,w=~,doc=r-7-A12~1.1.1#3,s=~,i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string" office:string-value=":m RES 2*2 / free# JVEMV6 68#_299:1 / 68. theoretical-physics(tp) / topics=熱力学,w=~,doc=r-7-A12~1.1.1#3,s=~,i=~,other=~">
            <text:p>:m RES 2*2 / free# JVEMV6 68#_299:1 / 68. theoretical-physics(tp) / topics=熱力学,w=~,doc=r-7-A12~1.1.1#3,s=~,i=~,other=~</text:p>
          </table:table-cell>
          <table:table-cell table:style-name="ce11" table:formula="of:=RIGHT([.B65];[.K65])" office:value-type="string" office:string-value="jpg">
            <text:p>jpg</text:p>
          </table:table-cell>
          <table:table-cell table:style-name="ce53" table:formula="of:=FIND(&quot;.&quot;;[.B65];1)" office:value-type="float" office:value="24">
            <text:p>24</text:p>
          </table:table-cell>
          <table:table-cell table:formula="of:=LEN([.B65])" office:value-type="float" office:value="27">
            <text:p>27</text:p>
          </table:table-cell>
          <table:table-cell table:formula="of:=[.J65]-[.I6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5">
            <text:p>65</text:p>
          </table:table-cell>
          <table:table-cell table:style-name="ce9" office:value-type="string">
            <text:p>2022-06-30_18-59-06_000.jpg</text:p>
          </table:table-cell>
          <table:table-cell table:style-name="ce36" office:value-type="string">
            <text:p>:m :篠笛,shinobue #*# / session-memo / s.1:genre=melody,key=h-2(C),notes=~,other=~ \\\ s.2:genre=melody,key=h-2(C),notes=~,other=follow:page-2,file-id=2022-06-29 \\\ s.3:genre=melody,key=h-4(E),notes=~,other=~,file-id=~ \\\ s.4:genre=melody,key=h-4(E),notes=~,other=~,file-id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string" office:string-value=":m :篠笛,shinobue #*# / session-memo / s.1:genre=melody,key=h-2(C),notes=~,other=~ \\\ s.2:genre=melody,key=h-2(C),notes=~,other=follow:page-2,file-id=2022-06-29 \\\ s.3:genre=melody,key=h-4(E),notes=~,other=~,file-id=~ \\\ s.4:genre=melody,key=h-4(E),notes=~,other=~,file-id=~">
            <text:p>:m :篠笛,shinobue #*# / session-memo / s.1:genre=melody,key=h-2(C),notes=~,other=~ \\\ s.2:genre=melody,key=h-2(C),notes=~,other=follow:page-2,file-id=2022-06-29 \\\ s.3:genre=melody,key=h-4(E),notes=~,other=~,file-id=~ \\\ s.4:genre=melody,key=h-4(E),notes=~,other=~,file-id=~</text:p>
          </table:table-cell>
          <table:table-cell table:style-name="ce11" table:formula="of:=RIGHT([.B66];[.K66])" office:value-type="string" office:string-value="jpg">
            <text:p>jpg</text:p>
          </table:table-cell>
          <table:table-cell table:style-name="ce53" table:formula="of:=FIND(&quot;.&quot;;[.B66];1)" office:value-type="float" office:value="24">
            <text:p>24</text:p>
          </table:table-cell>
          <table:table-cell table:formula="of:=LEN([.B66])" office:value-type="float" office:value="27">
            <text:p>27</text:p>
          </table:table-cell>
          <table:table-cell table:formula="of:=[.J66]-[.I6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6">
            <text:p>66</text:p>
          </table:table-cell>
          <table:table-cell table:style-name="ce9" office:value-type="string">
            <text:p>2022-06-30_21-07-50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string" office:string-value=":m 食べた物 ">
            <text:p>:m 食べた物 </text:p>
          </table:table-cell>
          <table:table-cell table:style-name="ce11" table:formula="of:=RIGHT([.B67];[.K67])" office:value-type="string" office:string-value="jpg">
            <text:p>jpg</text:p>
          </table:table-cell>
          <table:table-cell table:style-name="ce53" table:formula="of:=FIND(&quot;.&quot;;[.B67];1)" office:value-type="float" office:value="24">
            <text:p>24</text:p>
          </table:table-cell>
          <table:table-cell table:formula="of:=LEN([.B67])" office:value-type="float" office:value="27">
            <text:p>27</text:p>
          </table:table-cell>
          <table:table-cell table:formula="of:=[.J67]-[.I6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7">
            <text:p>67</text:p>
          </table:table-cell>
          <table:table-cell table:style-name="ce9" office:value-type="string">
            <text:p>2022-06-30_22-30-44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string" office:string-value=":m :PHOTO 寝た時刻 / 2022">
            <text:p>:m :PHOTO 寝た時刻 / 2022</text:p>
          </table:table-cell>
          <table:table-cell table:style-name="ce11" table:formula="of:=RIGHT([.B68];[.K68])" office:value-type="string" office:string-value="jpg">
            <text:p>jpg</text:p>
          </table:table-cell>
          <table:table-cell table:style-name="ce53" table:formula="of:=FIND(&quot;.&quot;;[.B68];1)" office:value-type="float" office:value="24">
            <text:p>24</text:p>
          </table:table-cell>
          <table:table-cell table:formula="of:=LEN([.B68])" office:value-type="float" office:value="27">
            <text:p>27</text:p>
          </table:table-cell>
          <table:table-cell table:formula="of:=[.J68]-[.I6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68">
            <text:p>68</text:p>
          </table:table-cell>
          <table:table-cell table:style-name="ce11" office:value-type="string">
            <text:p>2022-07-01_00-32-59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69];[.K69])" office:value-type="string" office:string-value="jpg">
            <text:p>jpg</text:p>
          </table:table-cell>
          <table:table-cell table:style-name="ce53" table:formula="of:=FIND(&quot;.&quot;;[.B69];1)" office:value-type="float" office:value="24">
            <text:p>24</text:p>
          </table:table-cell>
          <table:table-cell table:formula="of:=LEN([.B69])" office:value-type="float" office:value="27">
            <text:p>27</text:p>
          </table:table-cell>
          <table:table-cell table:formula="of:=[.J69]-[.I6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69">
            <text:p>69</text:p>
          </table:table-cell>
          <table:table-cell table:style-name="ce11" office:value-type="string">
            <text:p>2022-07-01_04-08-00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string" office:string-value=":m :PHOTO 起きた時刻 / 2022">
            <text:p>:m :PHOTO 起きた時刻 / 2022</text:p>
          </table:table-cell>
          <table:table-cell table:style-name="ce11" table:formula="of:=RIGHT([.B70];[.K70])" office:value-type="string" office:string-value="jpg">
            <text:p>jpg</text:p>
          </table:table-cell>
          <table:table-cell table:style-name="ce53" table:formula="of:=FIND(&quot;.&quot;;[.B70];1)" office:value-type="float" office:value="24">
            <text:p>24</text:p>
          </table:table-cell>
          <table:table-cell table:formula="of:=LEN([.B70])" office:value-type="float" office:value="27">
            <text:p>27</text:p>
          </table:table-cell>
          <table:table-cell table:formula="of:=[.J70]-[.I7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0">
            <text:p>70</text:p>
          </table:table-cell>
          <table:table-cell table:style-name="ce11" office:value-type="string">
            <text:p>2022-07-01_04-29-4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1];[.K71])" office:value-type="string" office:string-value="jpg">
            <text:p>jpg</text:p>
          </table:table-cell>
          <table:table-cell table:style-name="ce53" table:formula="of:=FIND(&quot;.&quot;;[.B71];1)" office:value-type="float" office:value="24">
            <text:p>24</text:p>
          </table:table-cell>
          <table:table-cell table:formula="of:=LEN([.B71])" office:value-type="float" office:value="27">
            <text:p>27</text:p>
          </table:table-cell>
          <table:table-cell table:formula="of:=[.J71]-[.I7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1">
            <text:p>71</text:p>
          </table:table-cell>
          <table:table-cell table:style-name="ce11" office:value-type="string">
            <text:p>2022-07-01_05-21-34_000.jpg</text:p>
          </table:table-cell>
          <table:table-cell table:style-name="ce27" office:value-type="string">
            <text:p>:m 東和 PHOTO / 220701f / 四谷三丁目駅 / 四谷プロジェクト / １名（電気） / 三成電機（淺沼組） / 出発時間：部屋を出る時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string" office:string-value=":m 東和 PHOTO / 220701f / 四谷三丁目駅 / 四谷プロジェクト / １名（電気） / 三成電機（淺沼組） / 出発時間：部屋を出る時間">
            <text:p>:m 東和 PHOTO / 220701f / 四谷三丁目駅 / 四谷プロジェクト / １名（電気） / 三成電機（淺沼組） / 出発時間：部屋を出る時間</text:p>
          </table:table-cell>
          <table:table-cell table:style-name="ce11" table:formula="of:=RIGHT([.B72];[.K72])" office:value-type="string" office:string-value="jpg">
            <text:p>jpg</text:p>
          </table:table-cell>
          <table:table-cell table:style-name="ce53" table:formula="of:=FIND(&quot;.&quot;;[.B72];1)" office:value-type="float" office:value="24">
            <text:p>24</text:p>
          </table:table-cell>
          <table:table-cell table:formula="of:=LEN([.B72])" office:value-type="float" office:value="27">
            <text:p>27</text:p>
          </table:table-cell>
          <table:table-cell table:formula="of:=[.J72]-[.I7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2">
            <text:p>72</text:p>
          </table:table-cell>
          <table:table-cell table:style-name="ce11" office:value-type="string">
            <text:p>2022-07-01_05-26-26_000.jpg</text:p>
          </table:table-cell>
          <table:table-cell table:style-name="ce27" office:value-type="string">
            <text:p>:m 東和 PHOTO / 220701f / 四谷三丁目駅 / 四谷プロジェクト / １名（電気） / 三成電機（淺沼組） / 出発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3]=&quot;&quot;;[.C73];CONCATENATE([.C73];&quot; / &quot;;[.E73]))" office:value-type="string" office:string-value=":m 東和 PHOTO / 220701f / 四谷三丁目駅 / 四谷プロジェクト / １名（電気） / 三成電機（淺沼組） / 出発時間">
            <text:p>:m 東和 PHOTO / 220701f / 四谷三丁目駅 / 四谷プロジェクト / １名（電気） / 三成電機（淺沼組） / 出発時間</text:p>
          </table:table-cell>
          <table:table-cell table:style-name="ce11" table:formula="of:=RIGHT([.B73];[.K73])" office:value-type="string" office:string-value="jpg">
            <text:p>jpg</text:p>
          </table:table-cell>
          <table:table-cell table:style-name="ce53" table:formula="of:=FIND(&quot;.&quot;;[.B73];1)" office:value-type="float" office:value="24">
            <text:p>24</text:p>
          </table:table-cell>
          <table:table-cell table:formula="of:=LEN([.B73])" office:value-type="float" office:value="27">
            <text:p>27</text:p>
          </table:table-cell>
          <table:table-cell table:formula="of:=[.J73]-[.I7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3">
            <text:p>73</text:p>
          </table:table-cell>
          <table:table-cell table:style-name="ce11" office:value-type="string">
            <text:p>2022-07-01_06-43-33_000.jpg</text:p>
          </table:table-cell>
          <table:table-cell table:style-name="ce27" office:value-type="string">
            <text:p>:m 東和 PHOTO / 220701f / 四谷三丁目駅 / 四谷プロジェクト / １名（電気） / 三成電機（淺沼組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string" office:string-value=":m 東和 PHOTO / 220701f / 四谷三丁目駅 / 四谷プロジェクト / １名（電気） / 三成電機（淺沼組） / 現場状況">
            <text:p>:m 東和 PHOTO / 220701f / 四谷三丁目駅 / 四谷プロジェクト / １名（電気） / 三成電機（淺沼組） / 現場状況</text:p>
          </table:table-cell>
          <table:table-cell table:style-name="ce11" table:formula="of:=RIGHT([.B74];[.K74])" office:value-type="string" office:string-value="jpg">
            <text:p>jpg</text:p>
          </table:table-cell>
          <table:table-cell table:style-name="ce53" table:formula="of:=FIND(&quot;.&quot;;[.B74];1)" office:value-type="float" office:value="24">
            <text:p>24</text:p>
          </table:table-cell>
          <table:table-cell table:formula="of:=LEN([.B74])" office:value-type="float" office:value="27">
            <text:p>27</text:p>
          </table:table-cell>
          <table:table-cell table:formula="of:=[.J74]-[.I7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4">
            <text:p>74</text:p>
          </table:table-cell>
          <table:table-cell table:style-name="ce11" office:value-type="string">
            <text:p>2022-07-01_06-43-36_000.jpg</text:p>
          </table:table-cell>
          <table:table-cell table:style-name="ce27" office:value-type="string">
            <text:p>:m 東和 PHOTO / 220701f / 四谷三丁目駅 / 四谷プロジェクト / １名（電気） / 三成電機（淺沼組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string" office:string-value=":m 東和 PHOTO / 220701f / 四谷三丁目駅 / 四谷プロジェクト / １名（電気） / 三成電機（淺沼組） / 現場状況">
            <text:p>:m 東和 PHOTO / 220701f / 四谷三丁目駅 / 四谷プロジェクト / １名（電気） / 三成電機（淺沼組） / 現場状況</text:p>
          </table:table-cell>
          <table:table-cell table:style-name="ce11" table:formula="of:=RIGHT([.B75];[.K75])" office:value-type="string" office:string-value="jpg">
            <text:p>jpg</text:p>
          </table:table-cell>
          <table:table-cell table:style-name="ce53" table:formula="of:=FIND(&quot;.&quot;;[.B75];1)" office:value-type="float" office:value="24">
            <text:p>24</text:p>
          </table:table-cell>
          <table:table-cell table:formula="of:=LEN([.B75])" office:value-type="float" office:value="27">
            <text:p>27</text:p>
          </table:table-cell>
          <table:table-cell table:formula="of:=[.J75]-[.I7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5">
            <text:p>75</text:p>
          </table:table-cell>
          <table:table-cell table:style-name="ce20" office:value-type="string">
            <text:p>2022-07-01_06-44-04_000.jpg</text:p>
          </table:table-cell>
          <table:table-cell table:style-name="ce27" office:value-type="string">
            <text:p>:m 東和 PHOTO / 220701f / 四谷三丁目駅 / 四谷プロジェクト / １名（電気） / 三成電機（淺沼組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:m 東和 PHOTO / 220701f / 四谷三丁目駅 / 四谷プロジェクト / １名（電気） / 三成電機（淺沼組） / 現場状況">
            <text:p>:m 東和 PHOTO / 220701f / 四谷三丁目駅 / 四谷プロジェクト / １名（電気） / 三成電機（淺沼組） / 現場状況</text:p>
          </table:table-cell>
          <table:table-cell table:style-name="ce11" table:formula="of:=RIGHT([.B76];[.K76])" office:value-type="string" office:string-value="jpg">
            <text:p>jpg</text:p>
          </table:table-cell>
          <table:table-cell table:style-name="ce53" table:formula="of:=FIND(&quot;.&quot;;[.B76];1)" office:value-type="float" office:value="24">
            <text:p>24</text:p>
          </table:table-cell>
          <table:table-cell table:formula="of:=LEN([.B76])" office:value-type="float" office:value="27">
            <text:p>27</text:p>
          </table:table-cell>
          <table:table-cell table:formula="of:=[.J76]-[.I7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6">
            <text:p>76</text:p>
          </table:table-cell>
          <table:table-cell table:style-name="ce11" office:value-type="string">
            <text:p>2022-07-01_06-44-11_000.jpg</text:p>
          </table:table-cell>
          <table:table-cell table:style-name="ce27" office:value-type="string">
            <text:p>:m 東和 PHOTO / 220701f / 四谷三丁目駅 / 四谷プロジェクト / １名（電気） / 三成電機（淺沼組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string" office:string-value=":m 東和 PHOTO / 220701f / 四谷三丁目駅 / 四谷プロジェクト / １名（電気） / 三成電機（淺沼組） / 現場状況">
            <text:p>:m 東和 PHOTO / 220701f / 四谷三丁目駅 / 四谷プロジェクト / １名（電気） / 三成電機（淺沼組） / 現場状況</text:p>
          </table:table-cell>
          <table:table-cell table:style-name="ce11" table:formula="of:=RIGHT([.B77];[.K77])" office:value-type="string" office:string-value="jpg">
            <text:p>jpg</text:p>
          </table:table-cell>
          <table:table-cell table:style-name="ce53" table:formula="of:=FIND(&quot;.&quot;;[.B77];1)" office:value-type="float" office:value="24">
            <text:p>24</text:p>
          </table:table-cell>
          <table:table-cell table:formula="of:=LEN([.B77])" office:value-type="float" office:value="27">
            <text:p>27</text:p>
          </table:table-cell>
          <table:table-cell table:formula="of:=[.J77]-[.I7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7">
            <text:p>77</text:p>
          </table:table-cell>
          <table:table-cell table:style-name="ce11" office:value-type="string">
            <text:p>2022-07-01_06-47-27_000.jpg</text:p>
          </table:table-cell>
          <table:table-cell table:style-name="ce27" office:value-type="string">
            <text:p>:m 東和 PHOTO / 220701f / 四谷三丁目駅 / 四谷プロジェクト / １名（電気） / 三成電機（淺沼組） / 現場状況：スローガン：横断幕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78];[.K78])" office:value-type="string" office:string-value="jpg">
            <text:p>jpg</text:p>
          </table:table-cell>
          <table:table-cell table:style-name="ce53" table:formula="of:=FIND(&quot;.&quot;;[.B78];1)" office:value-type="float" office:value="24">
            <text:p>24</text:p>
          </table:table-cell>
          <table:table-cell table:formula="of:=LEN([.B78])" office:value-type="float" office:value="27">
            <text:p>27</text:p>
          </table:table-cell>
          <table:table-cell table:formula="of:=[.J78]-[.I7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8">
            <text:p>78</text:p>
          </table:table-cell>
          <table:table-cell table:style-name="ce11" office:value-type="string">
            <text:p>2022-07-01_06-47-33_000.jpg</text:p>
          </table:table-cell>
          <table:table-cell table:style-name="ce27" office:value-type="string">
            <text:p>:m 東和 PHOTO / 220701f / 四谷三丁目駅 / 四谷プロジェクト / １名（電気） / 三成電機（淺沼組） / 現場状況：スローガン：横断幕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79];[.K79])" office:value-type="string" office:string-value="jpg">
            <text:p>jpg</text:p>
          </table:table-cell>
          <table:table-cell table:style-name="ce53" table:formula="of:=FIND(&quot;.&quot;;[.B79];1)" office:value-type="float" office:value="24">
            <text:p>24</text:p>
          </table:table-cell>
          <table:table-cell table:formula="of:=LEN([.B79])" office:value-type="float" office:value="27">
            <text:p>27</text:p>
          </table:table-cell>
          <table:table-cell table:formula="of:=[.J79]-[.I7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79">
            <text:p>79</text:p>
          </table:table-cell>
          <table:table-cell table:style-name="ce11" office:value-type="string">
            <text:p>2022-07-01_06-47-40_000.jpg</text:p>
          </table:table-cell>
          <table:table-cell table:style-name="ce27" office:value-type="string">
            <text:p>:m 東和 PHOTO / 220701f / 四谷三丁目駅 / 四谷プロジェクト / １名（電気） / 三成電機（淺沼組） / 現場状況：スローガン：横断幕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80];[.K80])" office:value-type="string" office:string-value="jpg">
            <text:p>jpg</text:p>
          </table:table-cell>
          <table:table-cell table:style-name="ce53" table:formula="of:=FIND(&quot;.&quot;;[.B80];1)" office:value-type="float" office:value="24">
            <text:p>24</text:p>
          </table:table-cell>
          <table:table-cell table:formula="of:=LEN([.B80])" office:value-type="float" office:value="27">
            <text:p>27</text:p>
          </table:table-cell>
          <table:table-cell table:formula="of:=[.J80]-[.I8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80">
            <text:p>80</text:p>
          </table:table-cell>
          <table:table-cell table:style-name="ce11" office:value-type="string">
            <text:p>2022-07-01_06-47-48_000.jpg</text:p>
          </table:table-cell>
          <table:table-cell table:style-name="ce27" office:value-type="string">
            <text:p>:m 東和 PHOTO / 220701f / 四谷三丁目駅 / 四谷プロジェクト / １名（電気） / 三成電機（淺沼組） / 現場状況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81];[.K81])" office:value-type="string" office:string-value="jpg">
            <text:p>jpg</text:p>
          </table:table-cell>
          <table:table-cell table:style-name="ce53" table:formula="of:=FIND(&quot;.&quot;;[.B81];1)" office:value-type="float" office:value="24">
            <text:p>24</text:p>
          </table:table-cell>
          <table:table-cell table:formula="of:=LEN([.B81])" office:value-type="float" office:value="27">
            <text:p>27</text:p>
          </table:table-cell>
          <table:table-cell table:formula="of:=[.J81]-[.I8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81">
            <text:p>81</text:p>
          </table:table-cell>
          <table:table-cell table:style-name="ce11" office:value-type="string">
            <text:p>2022-07-01_06-47-56_000.jpg</text:p>
          </table:table-cell>
          <table:table-cell table:style-name="ce27" office:value-type="string">
            <text:p>:m 東和 PHOTO / 220701f / 四谷三丁目駅 / 四谷プロジェクト / １名（電気） / 三成電機（淺沼組） / 現場状況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82];[.K82])" office:value-type="string" office:string-value="jpg">
            <text:p>jpg</text:p>
          </table:table-cell>
          <table:table-cell table:style-name="ce53" table:formula="of:=FIND(&quot;.&quot;;[.B82];1)" office:value-type="float" office:value="24">
            <text:p>24</text:p>
          </table:table-cell>
          <table:table-cell table:formula="of:=LEN([.B82])" office:value-type="float" office:value="27">
            <text:p>27</text:p>
          </table:table-cell>
          <table:table-cell table:formula="of:=[.J82]-[.I8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82">
            <text:p>82</text:p>
          </table:table-cell>
          <table:table-cell table:style-name="ce11" office:value-type="string">
            <text:p>2022-07-01_19-32-42_000.jpg</text:p>
          </table:table-cell>
          <table:table-cell table:style-name="ce28" office:value-type="string">
            <text:p>:m :篠笛,shinobue #*# / session-memo / s.1:genre=melody,key=~,notes=~,other=~,file-id=~ \\\ s.2:genre=melody,key=~,notes=~,other=~,file-id=~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11" table:formula="of:=RIGHT([.B83];[.K83])" office:value-type="string" office:string-value="jpg">
            <text:p>jpg</text:p>
          </table:table-cell>
          <table:table-cell table:style-name="ce53" table:formula="of:=FIND(&quot;.&quot;;[.B83];1)" office:value-type="float" office:value="24">
            <text:p>24</text:p>
          </table:table-cell>
          <table:table-cell table:formula="of:=LEN([.B83])" office:value-type="float" office:value="27">
            <text:p>27</text:p>
          </table:table-cell>
          <table:table-cell table:formula="of:=[.J83]-[.I8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83">
            <text:p>83</text:p>
          </table:table-cell>
          <table:table-cell table:style-name="ce11" office:value-type="string">
            <text:p>2022-07-01_19-33-21_000.jpg</text:p>
          </table:table-cell>
          <table:table-cell table:style-name="ce27" office:value-type="string">
            <text:p>:m 東和 PHOTO / 220701f / 四谷三丁目駅 / 四谷プロジェクト / １名（電気） / 三成電機（淺沼組） / 日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84];[.K84])" office:value-type="string" office:string-value="jpg">
            <text:p>jpg</text:p>
          </table:table-cell>
          <table:table-cell table:style-name="ce53" table:formula="of:=FIND(&quot;.&quot;;[.B84];1)" office:value-type="float" office:value="24">
            <text:p>24</text:p>
          </table:table-cell>
          <table:table-cell table:formula="of:=LEN([.B84])" office:value-type="float" office:value="27">
            <text:p>27</text:p>
          </table:table-cell>
          <table:table-cell table:formula="of:=[.J84]-[.I8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84">
            <text:p>84</text:p>
          </table:table-cell>
          <table:table-cell table:style-name="ce11" office:value-type="string">
            <text:p>2022-07-01_21-12-3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string" office:string-value="jpg">
            <text:p>jpg</text:p>
          </table:table-cell>
          <table:table-cell table:style-name="ce53" table:formula="of:=FIND(&quot;.&quot;;[.B85];1)" office:value-type="float" office:value="24">
            <text:p>24</text:p>
          </table:table-cell>
          <table:table-cell table:formula="of:=LEN([.B85])" office:value-type="float" office:value="27">
            <text:p>27</text:p>
          </table:table-cell>
          <table:table-cell table:formula="of:=[.J85]-[.I8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85">
            <text:p>85</text:p>
          </table:table-cell>
          <table:table-cell table:style-name="ce11" office:value-type="string">
            <text:p>2022-07-02_00-50-38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86];[.K86])" office:value-type="string" office:string-value="jpg">
            <text:p>jpg</text:p>
          </table:table-cell>
          <table:table-cell table:style-name="ce53" table:formula="of:=FIND(&quot;.&quot;;[.B86];1)" office:value-type="float" office:value="24">
            <text:p>24</text:p>
          </table:table-cell>
          <table:table-cell table:formula="of:=LEN([.B86])" office:value-type="float" office:value="27">
            <text:p>27</text:p>
          </table:table-cell>
          <table:table-cell table:formula="of:=[.J86]-[.I8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86">
            <text:p>86</text:p>
          </table:table-cell>
          <table:table-cell table:style-name="ce11" office:value-type="string">
            <text:p>2022-07-02_07-18-15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string" office:string-value="jpg">
            <text:p>jpg</text:p>
          </table:table-cell>
          <table:table-cell table:style-name="ce53" table:formula="of:=FIND(&quot;.&quot;;[.B87];1)" office:value-type="float" office:value="24">
            <text:p>24</text:p>
          </table:table-cell>
          <table:table-cell table:formula="of:=LEN([.B87])" office:value-type="float" office:value="27">
            <text:p>27</text:p>
          </table:table-cell>
          <table:table-cell table:formula="of:=[.J87]-[.I8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87">
            <text:p>87</text:p>
          </table:table-cell>
          <table:table-cell table:style-name="ce11" office:value-type="string">
            <text:p>2022-07-02_07-38-15_000.jpg</text:p>
          </table:table-cell>
          <table:table-cell table:style-name="ce36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string" office:string-value="jpg">
            <text:p>jpg</text:p>
          </table:table-cell>
          <table:table-cell table:style-name="ce53" table:formula="of:=FIND(&quot;.&quot;;[.B88];1)" office:value-type="float" office:value="24">
            <text:p>24</text:p>
          </table:table-cell>
          <table:table-cell table:formula="of:=LEN([.B88])" office:value-type="float" office:value="27">
            <text:p>27</text:p>
          </table:table-cell>
          <table:table-cell table:formula="of:=[.J88]-[.I8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9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A2:Sheet1.AMJ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2">2022/07/02</text:date>, <text:time>11:02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7-02T11:02:47.36</dc:date>
    <dc:creator>iwabuchi ken</dc:creator>
    <meta:editing-duration>P47DT23H3M57S</meta:editing-duration>
    <meta:editing-cycles>15463</meta:editing-cycles>
    <meta:document-statistic meta:table-count="2" meta:cell-count="994" meta:object-count="0"/>
    <meta:user-defined meta:name="qrichtext">1</meta:user-defined>
  </office:meta>
</office:document-meta>
</file>